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404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railing ==&gt; coding</text:p>
          </table:table-cell>
          <table:table-cell office:value-type="string">
            <text:p>mt4</text:p>
          </table:table-cell>
          <table:table-cell office:value-type="string">
            <text:p>20200414_154231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string">
            <text:p>1. when ordering → ticket num : write to a file “[ea-4].(2020XXXX_XXX).dat”</text:p>
            <text:p>2. also : prev-10 bars, BB area number</text:p>
          </table:table-cell>
          <table:table-cell office:value-type="string">
            <text:p>mt4</text:p>
          </table:table-cell>
          <table:table-cell office:value-type="string">
            <text:p>20200414_154231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ew FUNC</text:p>
          </table:table-cell>
          <table:table-cell office:value-type="string">
            <text:p>get_BB_Loc_Num(int index) : int num_BB_Area</text:p>
          </table:table-cell>
          <table:table-cell office:value-type="string">
            <text:p>mt4</text:p>
          </table:table-cell>
          <table:table-cell office:value-type="string">
            <text:p>20200414_154231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2020/04/14</text:date>, <text:time>15:57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14T15:57:18.38</dc:date>
    <dc:creator>iwabuchi ken</dc:creator>
    <meta:editing-duration>PT3M35S</meta:editing-duration>
    <meta:editing-cycles>3</meta:editing-cycles>
    <meta:generator>OpenOffice/4.1.3$Win32 OpenOffice.org_project/413m1$Build-9783</meta:generator>
    <meta:document-statistic meta:table-count="3" meta:cell-count="13" meta:object-count="0"/>
  </office:meta>
</office:document-meta>
</file>